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0B0000000B292FD964.png"/>
  <manifest:file-entry manifest:media-type="image/jpeg" manifest:full-path="Pictures/10000000000000900000009073E82154.jpg"/>
  <manifest:file-entry manifest:media-type="image/jpeg" manifest:full-path="Pictures/100000000000032000000087F003428E.jpg"/>
  <manifest:file-entry manifest:media-type="image/png" manifest:full-path="Pictures/100002000000000A0000000A9FEDF776.png"/>
  <manifest:file-entry manifest:media-type="image/jpeg" manifest:full-path="Pictures/1000000000000320000000326276EB0A.jpg"/>
  <manifest:file-entry manifest:media-type="image/jpeg" manifest:full-path="Pictures/100000000000016800000168D551DBC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no-wrap" draw:shadow="hidden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829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3.58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1.377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627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997cm" draw:shadow="hidden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549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852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856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38cm" fo:min-width="0cm" fo:padding-top="0cm" fo:padding-bottom="0cm" fo:padding-left="0cm" fo:padding-right="0cm" fo:wrap-option="no-wrap" draw:shadow="hidden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874cm" fo:min-width="0cm" fo:padding-top="0cm" fo:padding-bottom="0cm" fo:padding-left="0cm" fo:padding-right="0cm" fo:wrap-option="no-wrap" draw:shadow="hidden" draw:shadow-color="#808080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779cm" fo:min-width="0cm" fo:padding-top="0cm" fo:padding-bottom="0cm" fo:padding-left="0cm" fo:padding-right="0cm" fo:wrap-option="no-wrap" draw:shadow="hidden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86cm" fo:min-width="0cm" fo:padding-top="0cm" fo:padding-bottom="0cm" fo:padding-left="0cm" fo:padding-right="0cm" fo:wrap-option="no-wrap" draw:shadow="hidden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217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line-height="90%" fo:text-align="center" text:enable-numbering="false" fo:text-indent="0cm" style:punctuation-wrap="hanging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1.27cm" fo:margin-right="0cm" fo:margin-top="0.176cm" fo:margin-bottom="0.176cm" fo:line-height="100%" fo:text-align="start" text:enable-numbering="false" fo:text-indent="0cm" style:punctuation-wrap="hanging" style:line-break="strict" style:writing-mode="lr-tb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90%" text:enable-numbering="false" fo:text-indent="0cm" style:punctuation-wrap="hanging" style:line-break="strict"/>
    </style:style>
    <style:style style:name="P6" style:family="paragraph">
      <style:paragraph-properties fo:margin-left="0.635cm" fo:margin-right="0cm" fo:margin-top="0.176cm" fo:margin-bottom="0.176cm" fo:line-height="100%" text:enable-numbering="true" fo:text-indent="-0.635cm" style:punctuation-wrap="hanging" style:line-break="strict"/>
    </style:style>
    <style:style style:name="P7" style:family="paragraph">
      <style:paragraph-properties fo:margin-left="1.957cm" fo:margin-right="0cm" fo:margin-top="0.198cm" fo:margin-bottom="0.119cm" fo:line-height="100%" text:enable-numbering="true" fo:text-indent="-0.665cm" style:punctuation-wrap="hanging" style:line-break="strict"/>
    </style:style>
    <style:style style:name="P8" style:family="paragraph">
      <style:paragraph-properties fo:margin-left="0.635cm" fo:margin-right="0cm" fo:margin-top="0.533cm" fo:margin-bottom="0.18cm" fo:line-height="100%" text:enable-numbering="true" fo:text-indent="-0.635cm" style:punctuation-wrap="hanging" style:line-break="strict"/>
    </style:style>
    <style:style style:name="P9" style:family="paragraph">
      <style:paragraph-properties fo:margin-left="3.175cm" fo:margin-right="0cm" fo:margin-top="0.158cm" fo:margin-bottom="0cm" fo:line-height="100%" text:enable-numbering="true" fo:text-indent="-0.635cm" style:punctuation-wrap="hanging" style:line-break="strict"/>
    </style:style>
    <style:style style:name="P10" style:family="paragraph">
      <style:paragraph-properties fo:margin-left="0cm" fo:margin-right="0cm" fo:line-height="91%" text:enable-numbering="false" fo:text-indent="0cm" style:punctuation-wrap="hanging" style:line-break="strict"/>
    </style:style>
    <style:style style:name="P11" style:family="paragraph">
      <style:paragraph-properties fo:margin-left="0.635cm" fo:margin-right="0cm" fo:margin-top="0.176cm" fo:margin-bottom="0.176cm" fo:line-height="101%" text:enable-numbering="true" fo:text-indent="-0.635cm" style:punctuation-wrap="hanging" style:line-break="strict"/>
    </style:style>
    <style:style style:name="P12" style:family="paragraph">
      <style:paragraph-properties fo:margin-left="0.635cm" fo:margin-right="0cm" fo:margin-top="0.176cm" fo:margin-bottom="0.176cm" fo:line-height="102%" text:enable-numbering="true" fo:text-indent="-0.635cm" style:punctuation-wrap="hanging" style:line-break="strict"/>
    </style:style>
    <style:style style:name="P13" style:family="paragraph">
      <style:paragraph-properties fo:margin-left="1.957cm" fo:margin-right="0cm" fo:margin-top="0.198cm" fo:margin-bottom="0.119cm" fo:line-height="102%" text:enable-numbering="true" fo:text-indent="-0.665cm" style:punctuation-wrap="hanging" style:line-break="strict"/>
    </style:style>
    <style:style style:name="P14" style:family="paragraph">
      <style:paragraph-properties fo:margin-left="1.957cm" fo:margin-right="0cm" fo:margin-top="0.198cm" fo:margin-bottom="0.119cm" fo:line-height="101%" text:enable-numbering="true" fo:text-indent="-0.665cm" style:punctuation-wrap="hanging" style:line-break="strict"/>
    </style:style>
    <style:style style:name="P15" style:family="paragraph">
      <style:paragraph-properties fo:margin-left="1.957cm" fo:margin-right="0cm" fo:margin-top="0.198cm" fo:margin-bottom="0.119cm" fo:line-height="105%" text:enable-numbering="true" fo:text-indent="-0.665cm" style:punctuation-wrap="hanging" style:line-break="strict"/>
    </style:style>
    <style:style style:name="T1" style:family="text">
      <style:text-properties fo:color="#000066" fo:language="en" fo:country="GB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000066" style:text-line-through-style="none" style:text-position="0% 100%" fo:font-family="Arial" style:font-pitch="variable" fo:font-size="24pt" fo:language="en" fo:country="GB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3" style:family="text">
      <style:text-properties fo:color="#000000" fo:language="en" fo:country="GB" fo:font-weight="bold" style:font-weight-asian="bold" style:font-weight-complex="bold"/>
    </style:style>
    <style:style style:name="T4" style:family="text">
      <style:text-properties fo:language="en" fo:country="GB"/>
    </style:style>
    <style:style style:name="T5" style:family="text">
      <style:text-properties fo:color="#4c4c4c" fo:font-family="Verdana" style:font-family-generic="swiss" style:font-pitch="variable" fo:font-size="28pt" fo:language="en" fo:country="GB" fo:font-weight="bold" style:font-size-asian="28pt" style:font-weight-asian="bold" style:font-size-complex="28pt" style:font-weight-complex="bold"/>
    </style:style>
    <style:style style:name="T6" style:family="text">
      <style:text-properties fo:color="#ccccff" fo:language="en" fo:country="GB"/>
    </style:style>
    <text:list-style style:name="L1">
      <text:list-level-style-bullet text:level="1" text:bullet-char="•">
        <style:text-properties fo:font-family="Arial" style:font-family-generic="swiss" style:font-pitch="variable" fo:color="#000066" fo:font-size="100%"/>
      </text:list-level-style-bullet>
    </text:list-style>
    <text:list-style style:name="L2">
      <text:list-level-style-bullet text:level="1" text:bullet-char="">
        <style:text-properties fo:font-family="Wingdings" style:font-pitch="variable" style:font-charset="x-symbol" fo:color="#000066" fo:font-size="100%"/>
      </text:list-level-style-bullet>
      <text:list-level-style-bullet text:level="2" text:bullet-char="">
        <style:list-level-properties text:space-before="1.27cm"/>
        <style:text-properties fo:font-family="Wingdings" style:font-pitch="variable" style:font-charset="x-symbol" fo:color="#000066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66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66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277cm" fo:height="0.277cm"/>
      </text:list-level-style-image>
      <text:list-level-style-image text:level="2" xlink:href="Pictures/100002000000000B0000000B292FD964.png" xlink:type="simple" xlink:show="embed" xlink:actuate="onLoad">
        <style:list-level-properties text:space-before="1.292cm" text:min-label-width="0.665cm" style:vertical-pos="middle" style:vertical-rel="line" fo:width="0.456cm" fo:height="0.456cm"/>
      </text:list-level-style-image>
      <text:list-level-style-image text:level="3" xlink:href="Pictures/100002000000000B0000000B292FD964.png" xlink:type="simple" xlink:show="embed" xlink:actuate="onLoad">
        <style:list-level-properties text:space-before="2.54cm" text:min-label-width="0.635cm" style:vertical-pos="middle" style:vertical-rel="line" fo:width="0.28cm" fo:height="0.28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046cm" fo:height="0.046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46cm" fo:height="0.046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46cm" fo:height="0.046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46cm" fo:height="0.046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46cm" fo:height="0.046cm"/>
      </text:list-level-style-image>
    </text:list-style>
    <text:list-style style:name="L5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277cm" fo:height="0.277cm"/>
      </text:list-level-style-image>
      <text:list-level-style-image text:level="2" xlink:href="Pictures/100002000000000B0000000B292FD964.png" xlink:type="simple" xlink:show="embed" xlink:actuate="onLoad">
        <style:list-level-properties text:space-before="1.292cm" text:min-label-width="0.665cm" style:vertical-pos="middle" style:vertical-rel="line" fo:width="0.277cm" fo:height="0.277cm"/>
      </text:list-level-style-image>
      <text:list-level-style-image text:level="3" xlink:href="Pictures/100002000000000B0000000B292FD964.png" xlink:type="simple" xlink:show="embed" xlink:actuate="onLoad">
        <style:list-level-properties text:space-before="2.54cm" text:min-label-width="0.635cm" style:vertical-pos="middle" style:vertical-rel="line" fo:width="0.28cm" fo:height="0.28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046cm" fo:height="0.046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46cm" fo:height="0.046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46cm" fo:height="0.046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46cm" fo:height="0.046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46cm" fo:height="0.046cm"/>
      </text:list-level-style-image>
    </text:list-style>
    <text:list-style style:name="L6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263cm" fo:height="0.263cm"/>
      </text:list-level-style-image>
      <text:list-level-style-image text:level="2" xlink:href="Pictures/100002000000000B0000000B292FD964.png" xlink:type="simple" xlink:show="embed" xlink:actuate="onLoad">
        <style:list-level-properties text:space-before="1.292cm" text:min-label-width="0.665cm" style:vertical-pos="middle" style:vertical-rel="line" fo:width="0.456cm" fo:height="0.456cm"/>
      </text:list-level-style-image>
      <text:list-level-style-image text:level="3" xlink:href="Pictures/100002000000000B0000000B292FD964.png" xlink:type="simple" xlink:show="embed" xlink:actuate="onLoad">
        <style:list-level-properties text:space-before="2.54cm" text:min-label-width="0.635cm" style:vertical-pos="middle" style:vertical-rel="line" fo:width="0.28cm" fo:height="0.28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046cm" fo:height="0.046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46cm" fo:height="0.046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46cm" fo:height="0.046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46cm" fo:height="0.046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46cm" fo:height="0.046cm"/>
      </text:list-level-style-image>
    </text:list-style>
    <text:list-style style:name="L7">
      <text:list-level-style-bullet text:level="1" text:bullet-char="•">
        <style:text-properties fo:font-family="Arial" style:font-family-generic="swiss" style:font-pitch="variable" fo:color="#008000" fo:font-size="100%"/>
      </text:list-level-style-bullet>
    </text:list-style>
    <text:list-style style:name="L8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277cm" fo:height="0.277cm"/>
      </text:list-level-style-image>
      <text:list-level-style-image text:level="2" xlink:href="Pictures/100002000000000B0000000B292FD964.png" xlink:type="simple" xlink:show="embed" xlink:actuate="onLoad">
        <style:list-level-properties text:space-before="1.292cm" text:min-label-width="0.665cm" style:vertical-pos="middle" style:vertical-rel="line" fo:width="0.304cm" fo:height="0.304cm"/>
      </text:list-level-style-image>
      <text:list-level-style-image text:level="3" xlink:href="Pictures/100002000000000B0000000B292FD964.png" xlink:type="simple" xlink:show="embed" xlink:actuate="onLoad">
        <style:list-level-properties text:space-before="2.54cm" text:min-label-width="0.635cm" style:vertical-pos="middle" style:vertical-rel="line" fo:width="0.28cm" fo:height="0.28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046cm" fo:height="0.046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46cm" fo:height="0.046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46cm" fo:height="0.046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46cm" fo:height="0.046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46cm" fo:height="0.046cm"/>
      </text:list-level-style-image>
    </text:list-style>
    <text:list-style style:name="L9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277cm" fo:height="0.277cm"/>
      </text:list-level-style-image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10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277cm" fo:height="0.277cm"/>
      </text:list-level-style-image>
      <text:list-level-style-image text:level="2" xlink:href="Pictures/100002000000000B0000000B292FD964.png" xlink:type="simple" xlink:show="embed" xlink:actuate="onLoad">
        <style:list-level-properties text:space-before="1.292cm" text:min-label-width="0.665cm" style:vertical-pos="middle" style:vertical-rel="line" fo:width="0.423cm" fo:height="0.423cm"/>
      </text:list-level-style-image>
      <text:list-level-style-image text:level="3" xlink:href="Pictures/100002000000000B0000000B292FD964.png" xlink:type="simple" xlink:show="embed" xlink:actuate="onLoad">
        <style:list-level-properties text:space-before="2.54cm" text:min-label-width="0.635cm" style:vertical-pos="middle" style:vertical-rel="line" fo:width="0.28cm" fo:height="0.28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046cm" fo:height="0.046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46cm" fo:height="0.046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46cm" fo:height="0.046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46cm" fo:height="0.046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46cm" fo:height="0.046cm"/>
      </text:list-level-style-image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097cm" svg:height="4.089cm" svg:x="1.097cm" svg:y="7.042cm" presentation:class="title" presentation:user-transformed="true">
          <draw:text-box>
            <text:p text:style-name="P1"><text:span text:style-name="T1">Introduction to Eclipse Communication Framework (ECF)</text:span><text:span text:style-name="T1"><text:line-break/></text:span><text:span text:style-name="T1"/></text:p>
          </draw:text-box>
        </draw:frame>
        <draw:frame presentation:style-name="pr2" draw:text-style-name="P2" draw:layer="layout" svg:width="17.78cm" svg:height="3.846cm" svg:x="5.415cm" svg:y="11.27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Scott Lewis – BEA System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Chris Aniszczyk - IBM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3" draw:text-style-name="P4" draw:layer="layout" svg:width="16.228cm" svg:height="11.997cm" svg:x="2.033cm" svg:y="12.6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20.249cm" svg:height="1.637cm" svg:x="0.634cm" svg:y="0.908cm" presentation:class="title" presentation:user-transformed="true">
          <draw:text-box>
            <text:p text:style-name="P5"><text:span text:style-name="T3">ECF</text:span></text:p>
          </draw:text-box>
        </draw:frame>
        <draw:frame presentation:style-name="pr5" draw:text-style-name="P2" draw:layer="layout" svg:width="21.603cm" svg:height="13.887cm" svg:x="1.904cm" svg:y="3.175cm" presentation:class="outline" presentation:user-transformed="true">
          <draw:text-box>
            <text:list text:style-name="L4">
              <text:list-item>
                <text:p text:id="id1" text:style-name="P6"><text:span text:style-name="T4">Eclipse Users</text:span></text:p>
              </text:list-item>
            </text:list>
            <text:list text:style-name="L5">
              <text:list-item>
                <text:list>
                  <text:list-item>
                    <text:p text:id="id2" text:style-name="P7"><text:span text:style-name="T4">IM, Chat, File Sharing, VOIP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4">Dev Team Collabora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id="id3" text:style-name="P7"><text:span text:style-name="T4">Open Server</text:span></text:p>
                  </text:list-item>
                </text:list>
              </text:list-item>
            </text:list>
            <text:list text:style-name="L6">
              <text:list-item>
                <text:p text:style-name="P8"><text:span text:style-name="T4"><text:s/></text:span><text:span text:style-name="T4">Plugin Developers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4">Open Comm API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4">Presence/IM, File Transfer,Discovery, VOIP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4">Extensible</text:span></text:p>
                  </text:list-item>
                </text:list>
              </text:list-item>
            </text:list>
          </draw:text-box>
        </draw:fram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3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8cm" svg:height="11.997cm" svg:x="2.033cm" svg:y="12.66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Demo: <text:s/>IM/Chat</text:span></text:p>
          </draw:text-box>
        </draw:frame>
        <draw:frame presentation:style-name="pr8" draw:text-style-name="P2" draw:layer="layout" svg:width="21.603cm" svg:height="13.852cm" svg:x="1.904cm" svg:y="3.174cm" presentation:class="outline" presentation:user-transformed="true">
          <draw:text-box>
            <text:list text:style-name="L4">
              <text:list-item>
                <text:p text:style-name="P11"><text:span text:style-name="T4">Contacts List/IM</text:span></text:p>
              </text:list-item>
            </text:list>
            <text:list text:style-name="L4">
              <text:list-item>
                <text:p text:style-name="P11"><text:span text:style-name="T4">IRC/Group Chat</text:span></text:p>
              </text:list-item>
            </text:list>
            <text:list text:style-name="L4">
              <text:list-item>
                <text:p text:style-name="P11"><text:span text:style-name="T4">Chat UI Features</text:span></text:p>
              </text:list-item>
            </text:list>
            <text:list text:style-name="L4">
              <text:list-item>
                <text:p text:style-name="P11"><text:span text:style-name="T4">Chat Bot (KOS-MOS)</text:span></text:p>
              </text:list-item>
            </text:list>
            <text:list text:style-name="L4">
              <text:list-item>
                <text:p text:style-name="P11"><text:span text:style-name="T4">Peer-to-Peer File Transfer</text:span></text:p>
              </text:list-item>
            </text:list>
          </draw:text-box>
        </draw:frame>
        <presentation:notes draw:style-name="dp3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8cm" svg:height="11.997cm" svg:x="2.033cm" svg:y="12.668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Demo: <text:s/>Skype for VOIP</text:span></text:p>
          </draw:text-box>
        </draw:frame>
        <draw:frame presentation:style-name="pr9" draw:text-style-name="P2" draw:layer="layout" svg:width="21.603cm" svg:height="13.856cm" svg:x="1.9cm" svg:y="3.174cm" presentation:class="outline" presentation:user-transformed="true">
          <draw:text-box>
            <text:list text:style-name="L4">
              <text:list-item>
                <text:p text:style-name="P12"><text:span text:style-name="T4">IM/Chat Features</text:span></text:p>
              </text:list-item>
            </text:list>
            <text:list text:style-name="L4">
              <text:list-item>
                <text:p text:style-name="P12"><text:span text:style-name="T4">Skype Calling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8cm" svg:height="11.997cm" svg:x="2.033cm" svg:y="12.668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Demo: <text:s/>HyperConnect</text:span></text:p>
          </draw:text-box>
        </draw:frame>
        <draw:frame presentation:style-name="pr9" draw:text-style-name="P2" draw:layer="layout" svg:width="21.603cm" svg:height="13.856cm" svg:x="1.9cm" svg:y="3.174cm" presentation:class="outline" presentation:user-transformed="true">
          <draw:text-box>
            <text:list text:style-name="L4">
              <text:list-item>
                <text:p text:style-name="P12"><text:span text:style-name="T4">Embed Communication Links in Documents</text:span></text:p>
              </text:list-item>
            </text:list>
            <text:list text:style-name="L8">
              <text:list-item>
                <text:list>
                  <text:list-item>
                    <text:p text:style-name="P13"><text:span text:style-name="T4">Text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3"><text:span text:style-name="T4">Source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8cm" svg:height="11.997cm" svg:x="2.033cm" svg:y="12.668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draw:frame presentation:style-name="pr10" draw:text-style-name="P2" draw:layer="layout" svg:width="20.249cm" svg:height="2.938cm" svg:x="0.634cm" svg:y="0.625cm" presentation:class="title" presentation:user-transformed="true">
          <draw:text-box>
            <text:p text:style-name="P10"><text:span text:style-name="T4">Demo: <text:s/>Generic Server</text:span></text:p>
          </draw:text-box>
        </draw:frame>
        <draw:frame presentation:style-name="pr9" draw:text-style-name="P2" draw:layer="layout" svg:width="21.603cm" svg:height="13.856cm" svg:x="1.9cm" svg:y="3.174cm" presentation:class="outline" presentation:user-transformed="true">
          <draw:text-box>
            <text:list text:style-name="L4">
              <text:list-item>
                <text:p text:style-name="P12"><text:span text:style-name="T4">Starting as IApplication</text:span></text:p>
              </text:list-item>
            </text:list>
            <text:list text:style-name="L4">
              <text:list-item>
                <text:p text:style-name="P12"><text:span text:style-name="T4">AppGenericServer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8cm" svg:height="11.997cm" svg:x="2.033cm" svg:y="12.668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Demo: <text:s/>Team Collaboration</text:span></text:p>
          </draw:text-box>
        </draw:frame>
        <draw:frame presentation:style-name="pr11" draw:text-style-name="P2" draw:layer="layout" svg:width="21.603cm" svg:height="13.874cm" svg:x="1.9cm" svg:y="3.174cm" presentation:class="outline" presentation:user-transformed="true">
          <draw:text-box>
            <text:list text:style-name="L4">
              <text:list-item>
                <text:p text:style-name="P11"><text:span text:style-name="T4">Connecting to localhost server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8cm" svg:height="11.997cm" svg:x="2.033cm" svg:y="12.668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ECF For Developers</text:span></text:p>
          </draw:text-box>
        </draw:frame>
        <draw:frame presentation:style-name="pr8" draw:text-style-name="P2" draw:layer="layout" svg:width="21.603cm" svg:height="13.852cm" svg:x="1.9cm" svg:y="3.174cm" presentation:class="outline" presentation:user-transformed="true">
          <draw:text-box>
            <text:list text:style-name="L4">
              <text:list-item>
                <text:p text:style-name="P11"><text:span text:style-name="T4">Open and Extensible APIs</text:span></text:p>
              </text:list-item>
            </text:list>
            <text:list text:style-name="L4">
              <text:list-item>
                <text:p text:style-name="P11"><text:span text:style-name="T4">Provider Architecture</text:span></text:p>
              </text:list-item>
            </text:list>
            <text:list text:style-name="L4">
              <text:list-item>
                <text:p text:style-name="P11"><text:span text:style-name="T4">Adapter Pattern for Types of Communication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8cm" svg:height="11.997cm" svg:x="2.033cm" svg:y="12.668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ECF Container</text:span></text:p>
          </draw:text-box>
        </draw:frame>
        <draw:frame presentation:style-name="pr8" draw:text-style-name="P2" draw:layer="layout" svg:width="21.603cm" svg:height="13.852cm" svg:x="1.904cm" svg:y="3.293cm" presentation:class="outline" presentation:user-transformed="true">
          <draw:text-box>
            <text:list text:style-name="L4">
              <text:list-item>
                <text:p text:style-name="P11"><text:span text:style-name="T4">Core ECF Interface: <text:s/>IContainer</text:span></text:p>
              </text:list-item>
            </text:list>
            <text:list text:style-name="L4">
              <text:list-item>
                <text:p text:style-name="P11"><text:span text:style-name="T4">Represents session</text:span></text:p>
              </text:list-item>
            </text:list>
            <text:list text:style-name="L4">
              <text:list-item>
                <text:p text:style-name="P11"><text:span text:style-name="T4">Adapters for communication: <text:s/>Icontainer.getAdapter(&lt;interface&gt;);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8cm" svg:height="11.997cm" svg:x="2.033cm" svg:y="12.668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draw:frame presentation:style-name="pr12" draw:text-style-name="P2" draw:layer="layout" svg:width="20.249cm" svg:height="2.779cm" svg:x="0.705cm" svg:y="0.635cm" presentation:class="title" presentation:user-transformed="true">
          <draw:text-box>
            <text:p text:style-name="P10"><text:span text:style-name="T4">Demo: <text:s/>Getting and Using Presence API</text:span></text:p>
          </draw:text-box>
        </draw:frame>
        <draw:custom-shape draw:style-name="gr2" draw:text-style-name="P2" draw:layer="layout" svg:width="20.955cm" svg:height="11.125cm" svg:x="1.905cm" svg:y="4.119cm">
          <text:p text:style-name="P4"/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1.603cm" svg:height="13.851cm" svg:x="1.892cm" svg:y="3.81cm">
          <text:list text:style-name="L9">
            <text:list-item>
              <text:p text:style-name="P12"><text:span text:style-name="T5">IcontainerManager to get all containers</text:span></text:p>
            </text:list-item>
          </text:list>
          <text:list text:style-name="L9">
            <text:list-item>
              <text:p text:style-name="P12"><text:span text:style-name="T5">Find containers that implement presence API</text:span></text:p>
            </text:list-item>
          </text:list>
          <text:list text:style-name="L9">
            <text:list-item>
              <text:p text:style-name="P12"><text:span text:style-name="T5">Use presence API!</text:span></text:p>
            </text:list-item>
          </text:list>
          <text:list text:style-name="L9">
            <text:list-item>
              <text:p text:style-name="P12"><text:span text:style-name="T5">Example: <text:s/>ShowAllRostersContributio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8cm" svg:height="11.997cm" svg:x="2.033cm" svg:y="12.668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draw:frame presentation:style-name="pr12" draw:text-style-name="P2" draw:layer="layout" svg:width="20.249cm" svg:height="2.779cm" svg:x="0.705cm" svg:y="0.635cm" presentation:class="title" presentation:user-transformed="true">
          <draw:text-box>
            <text:p text:style-name="P10"><text:span text:style-name="T4">Demo: <text:s/>Getting and Using Presence API</text:span></text:p>
          </draw:text-box>
        </draw:frame>
        <draw:custom-shape draw:style-name="gr2" draw:text-style-name="P2" draw:layer="layout" svg:width="20.955cm" svg:height="11.125cm" svg:x="1.905cm" svg:y="4.119cm">
          <text:p text:style-name="P4"/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1.603cm" svg:height="13.851cm" svg:x="1.892cm" svg:y="3.81cm">
          <text:list text:style-name="L9">
            <text:list-item>
              <text:p text:style-name="P12"><text:span text:style-name="T5">Example: <text:s/>ShowSelectedRosterContributio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8cm" svg:height="11.997cm" svg:x="2.033cm" svg:y="12.668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draw:frame presentation:style-name="pr12" draw:text-style-name="P2" draw:layer="layout" svg:width="20.249cm" svg:height="2.779cm" svg:x="0.634cm" svg:y="0.71cm" presentation:class="title" presentation:user-transformed="true">
          <draw:text-box>
            <text:p text:style-name="P10"><text:span text:style-name="T4">Demo: <text:s/>Adding Context Menu Items to Contacts View</text:span></text:p>
          </draw:text-box>
        </draw:frame>
        <draw:frame presentation:style-name="pr9" draw:text-style-name="P2" draw:layer="layout" svg:width="21.603cm" svg:height="13.856cm" svg:x="1.891cm" svg:y="3.809cm" presentation:class="outline" presentation:user-transformed="true">
          <draw:text-box>
            <text:list text:style-name="L4">
              <text:list-item>
                <text:p text:style-name="P12"><text:span text:style-name="T4">Adding actions to Contacts</text:span></text:p>
              </text:list-item>
            </text:list>
            <text:list text:style-name="L4">
              <text:list-item>
                <text:p text:style-name="P12"><text:span text:style-name="T4">RosterEntryContribution1, RosterEntryContribution2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8cm" svg:height="11.997cm" svg:x="2.033cm" svg:y="12.668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draw:frame presentation:style-name="pr10" draw:text-style-name="P2" draw:layer="layout" svg:width="20.249cm" svg:height="2.938cm" svg:x="0.634cm" svg:y="0.625cm" presentation:class="title" presentation:user-transformed="true">
          <draw:text-box>
            <text:p text:style-name="P10"><text:span text:style-name="T4">Demo: <text:s/>Contacts View Drag and Drop Support</text:span></text:p>
          </draw:text-box>
        </draw:frame>
        <draw:frame presentation:style-name="pr13" draw:text-style-name="P2" draw:layer="layout" svg:width="21.603cm" svg:height="12.586cm" svg:x="1.9cm" svg:y="4.444cm" presentation:class="outline" presentation:user-transformed="true">
          <draw:text-box>
            <text:list text:style-name="L4">
              <text:list-item>
                <text:p text:style-name="P12"><text:span text:style-name="T4">org.eclipse.ecf.presence.ui.rosterViewerDropTarget</text:span></text:p>
              </text:list-item>
            </text:list>
            <text:list text:style-name="L4">
              <text:list-item>
                <text:p text:style-name="P12"><text:span text:style-name="T4">RosterEntryDropTarget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8cm" svg:height="11.997cm" svg:x="2.033cm" svg:y="12.668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Summary: ECF Extensibility</text:span></text:p>
          </draw:text-box>
        </draw:frame>
        <draw:frame presentation:style-name="pr14" draw:text-style-name="P2" draw:layer="layout" svg:width="21.603cm" svg:height="13.217cm" svg:x="1.9cm" svg:y="3.81cm" presentation:class="outline" presentation:user-transformed="true">
          <draw:text-box>
            <text:list text:style-name="L4">
              <text:list-item>
                <text:p text:style-name="P11"><text:span text:style-name="T4">Extension Points and OSGI Services</text:span></text:p>
              </text:list-item>
            </text:list>
            <text:list text:style-name="L4">
              <text:list-item>
                <text:p text:style-name="P11"><text:span text:style-name="T4">New providers (impl)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4">Yahoo, Skype, JMS, others (JXTA), etc.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8cm" svg:height="11.997cm" svg:x="2.033cm" svg:y="12.668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Demo: <text:s/>New providers</text:span></text:p>
          </draw:text-box>
        </draw:frame>
        <draw:frame presentation:style-name="pr9" draw:text-style-name="P2" draw:layer="layout" svg:width="21.603cm" svg:height="13.856cm" svg:x="1.9cm" svg:y="3.174cm" presentation:class="outline" presentation:user-transformed="true">
          <draw:text-box>
            <text:list text:style-name="L4">
              <text:list-item>
                <text:p text:style-name="P12"><text:span text:style-name="T4">Trivial Provider</text:span></text:p>
              </text:list-item>
            </text:list>
            <text:list text:style-name="L4">
              <text:list-item>
                <text:p text:style-name="P12"><text:span text:style-name="T4">Yahoo</text:span></text:p>
              </text:list-item>
            </text:list>
            <text:list text:style-name="L4">
              <text:list-item>
                <text:p text:style-name="P12"><text:span text:style-name="T4">Skype</text:span></text:p>
              </text:list-item>
            </text:list>
            <text:list text:style-name="L4">
              <text:list-item>
                <text:p text:style-name="P12"><text:span text:style-name="T4">MSN</text:span></text:p>
              </text:list-item>
            </text:list>
            <text:list text:style-name="L4">
              <text:list-item>
                <text:p text:style-name="P12"><text:span text:style-name="T4">etc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8cm" svg:height="11.997cm" svg:x="2.033cm" svg:y="12.668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draw:frame presentation:style-name="pr12" draw:text-style-name="P2" draw:layer="layout" svg:width="20.249cm" svg:height="2.779cm" svg:x="0.634cm" svg:y="0.71cm" presentation:class="title" presentation:user-transformed="true">
          <draw:text-box>
            <text:p text:style-name="P10"><text:span text:style-name="T4">Demo: <text:s/>Dynamic Service Discovery</text:span></text:p>
          </draw:text-box>
        </draw:frame>
        <draw:frame presentation:style-name="pr13" draw:text-style-name="P2" draw:layer="layout" svg:width="21.603cm" svg:height="12.586cm" svg:x="1.9cm" svg:y="4.444cm" presentation:class="outline" presentation:user-transformed="true">
          <draw:text-box>
            <text:list text:style-name="L4">
              <text:list-item>
                <text:p text:style-name="P12"><text:span text:style-name="T4">Zeroconf Implementation</text:span></text:p>
              </text:list-item>
            </text:list>
            <text:list text:style-name="L4">
              <text:list-item>
                <text:p text:style-name="P12"><text:span text:style-name="T4">Discovery Using other Mechanisms/Protocols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8cm" svg:height="11.997cm" svg:x="2.033cm" svg:y="12.668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Demo: <text:s/>RCP App</text:span></text:p>
          </draw:text-box>
        </draw:frame>
        <draw:frame presentation:style-name="pr13" draw:text-style-name="P2" draw:layer="layout" svg:width="21.603cm" svg:height="12.586cm" svg:x="1.9cm" svg:y="4.444cm" presentation:class="outline" presentation:user-transformed="true">
          <draw:text-box>
            <text:list text:style-name="L4">
              <text:list-item>
                <text:p text:style-name="P12"><text:span text:style-name="T4">Sudoku</text:span></text:p>
              </text:list-item>
            </text:list>
            <text:list text:style-name="L8">
              <text:list-item>
                <text:list>
                  <text:list-item>
                    <text:p text:style-name="P13"><text:span text:style-name="T4">Integrated with Eclipse/ECF Buddy List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8cm" svg:height="11.997cm" svg:x="2.033cm" svg:y="12.668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Summary: <text:s/>APIs</text:span></text:p>
          </draw:text-box>
        </draw:frame>
        <draw:frame presentation:style-name="pr8" draw:text-style-name="P2" draw:layer="layout" svg:width="21.603cm" svg:height="13.852cm" svg:x="1.9cm" svg:y="3.174cm" presentation:class="outline" presentation:user-transformed="true">
          <draw:text-box>
            <text:list text:style-name="L4">
              <text:list-item>
                <text:p text:style-name="P11"><text:span text:style-name="T4">Datashare</text:span></text:p>
              </text:list-item>
            </text:list>
            <text:list text:style-name="L4">
              <text:list-item>
                <text:p text:style-name="P11"><text:span text:style-name="T4">Presence/IM/Chat</text:span></text:p>
              </text:list-item>
            </text:list>
            <text:list text:style-name="L4">
              <text:list-item>
                <text:p text:style-name="P11"><text:span text:style-name="T4">File Transfer</text:span></text:p>
              </text:list-item>
            </text:list>
            <text:list text:style-name="L4">
              <text:list-item>
                <text:p text:style-name="P11"><text:span text:style-name="T4">Discovery</text:span></text:p>
              </text:list-item>
            </text:list>
            <text:list text:style-name="L4">
              <text:list-item>
                <text:p text:style-name="P11"><text:span text:style-name="T4">VOIP</text:span></text:p>
              </text:list-item>
            </text:list>
            <text:list text:style-name="L4">
              <text:list-item>
                <text:p text:style-name="P11"><text:span text:style-name="T4">Remote OSGi Services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8cm" svg:height="11.997cm" svg:x="2.033cm" svg:y="12.668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0"><text:span text:style-name="T4">Resources</text:span></text:p>
          </draw:text-box>
        </draw:frame>
        <draw:frame presentation:style-name="pr8" draw:text-style-name="P2" draw:layer="layout" svg:width="21.603cm" svg:height="13.852cm" svg:x="1.9cm" svg:y="3.174cm" presentation:class="outline" presentation:user-transformed="true">
          <draw:text-box>
            <text:list text:style-name="L4">
              <text:list-item>
                <text:p text:style-name="P11"><text:span text:style-name="T4">Project Home Page: <text:s/></text:span><text:span text:style-name="T6"><text:a xlink:href="http://www.eclipse.org/ecf">http://www.eclipse.org/ecf</text:a></text:span></text:p>
              </text:list-item>
            </text:list>
            <text:list text:style-name="L4">
              <text:list-item>
                <text:p text:style-name="P11"><text:span text:style-name="T4">Plugins (anon CVS): <text:s/>:pserver:dev.eclipse.org:/cvsroot/technology/org.eclipse.ecf/examples/plugins</text:span></text:p>
              </text:list-item>
            </text:list>
            <text:list text:style-name="L10">
              <text:list-item>
                <text:list>
                  <text:list-item>
                    <text:p text:style-name="P15"><text:span text:style-name="T4">org.eclipse.ecf.examples.webinar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15"><text:span text:style-name="T4">org.eclipse.ecf.examples.provider.trivial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8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66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8000" fo:font-size="100%"/>
          </text:list-level-style-bullet>
        </text:list-style>
      </style:graphic-properties>
      <style:paragraph-properties fo:margin-left="0cm" fo:margin-right="0cm" fo:margin-top="0cm" fo:margin-bottom="0cm" fo:line-height="96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323dc" style:text-outline="false" style:text-line-through-style="none" style:text-position="0% 100%" fo:font-family="Verdana" style:font-family-generic="swiss" style:font-pitch="variable" fo:font-size="36pt" fo:font-style="italic" fo:text-shadow="none" style:text-underline-style="none" fo:font-weight="normal" style:font-family-asian="Arial" style:font-pitch-asian="variable" style:font-size-asian="36pt" style:font-style-asian="italic" style:font-weight-asian="normal" style:font-family-complex="Arial" style:font-pitch-complex="variable" style:font-size-complex="36pt" style:font-style-complex="italic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66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0066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66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66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</text:list-style>
      </style:graphic-properties>
      <style:paragraph-properties fo:margin-left="0cm" fo:margin-right="0cm" fo:margin-top="0.176cm" fo:margin-bottom="0.176cm" fo:line-height="66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66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66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image text:level="1" xlink:href="Pictures/100002000000000B0000000B292FD964.png" xlink:type="simple" xlink:show="embed" xlink:actuate="onLoad">
            <style:list-level-properties text:min-label-width="0.635cm" style:vertical-pos="middle" style:vertical-rel="line" fo:width="0.277cm" fo:height="0.277cm"/>
          </text:list-level-style-image>
          <text:list-level-style-image text:level="2" xlink:href="Pictures/100002000000000B0000000B292FD964.png" xlink:type="simple" xlink:show="embed" xlink:actuate="onLoad">
            <style:list-level-properties text:space-before="1.292cm" text:min-label-width="0.665cm" style:vertical-pos="middle" style:vertical-rel="line" fo:width="0.456cm" fo:height="0.456cm"/>
          </text:list-level-style-image>
          <text:list-level-style-image text:level="3" xlink:href="Pictures/100002000000000B0000000B292FD964.png" xlink:type="simple" xlink:show="embed" xlink:actuate="onLoad">
            <style:list-level-properties text:space-before="2.54cm" text:min-label-width="0.635cm" style:vertical-pos="middle" style:vertical-rel="line" fo:width="0.28cm" fo:height="0.28cm"/>
          </text:list-level-style-image>
          <text:list-level-style-image text:level="4" xlink:href="Pictures/100002000000000B0000000B292FD964.png" xlink:type="simple" xlink:show="embed" xlink:actuate="onLoad">
            <style:list-level-properties text:space-before="3.81cm" text:min-label-width="0.635cm" style:vertical-pos="middle" style:vertical-rel="line" fo:width="0.046cm" fo:height="0.046cm"/>
          </text:list-level-style-image>
          <text:list-level-style-image text:level="5" xlink:href="Pictures/100002000000000B0000000B292FD964.png" xlink:type="simple" xlink:show="embed" xlink:actuate="onLoad">
            <style:list-level-properties text:space-before="5.08cm" text:min-label-width="0.635cm" style:vertical-pos="middle" style:vertical-rel="line" fo:width="0.046cm" fo:height="0.046cm"/>
          </text:list-level-style-image>
          <text:list-level-style-image text:level="6" xlink:href="Pictures/100002000000000B0000000B292FD964.png" xlink:type="simple" xlink:show="embed" xlink:actuate="onLoad">
            <style:list-level-properties text:space-before="5.08cm" text:min-label-width="0.635cm" style:vertical-pos="middle" style:vertical-rel="line" fo:width="0.046cm" fo:height="0.046cm"/>
          </text:list-level-style-image>
          <text:list-level-style-image text:level="7" xlink:href="Pictures/100002000000000B0000000B292FD964.png" xlink:type="simple" xlink:show="embed" xlink:actuate="onLoad">
            <style:list-level-properties text:space-before="5.08cm" text:min-label-width="0.635cm" style:vertical-pos="middle" style:vertical-rel="line" fo:width="0.046cm" fo:height="0.046cm"/>
          </text:list-level-style-image>
          <text:list-level-style-image text:level="8" xlink:href="Pictures/100002000000000B0000000B292FD964.png" xlink:type="simple" xlink:show="embed" xlink:actuate="onLoad">
            <style:list-level-properties text:space-before="5.08cm" text:min-label-width="0.635cm" style:vertical-pos="middle" style:vertical-rel="line" fo:width="0.046cm" fo:height="0.046cm"/>
          </text:list-level-style-image>
        </text:list-style>
      </style:graphic-properties>
      <style:paragraph-properties fo:margin-left="0.635cm" fo:margin-right="0cm" fo:margin-top="0.176cm" fo:margin-bottom="0.176cm" fo:line-height="106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c4c4c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bold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1.957cm" fo:margin-right="0cm" fo:margin-top="0.198cm" fo:margin-bottom="0.119cm" fo:line-height="106%" fo:text-align="start" text:enable-numbering="true" fo:text-indent="0cm" style:punctuation-wrap="hanging" style:line-break="strict" style:writing-mode="lr-tb">
        <style:tab-stops>
          <style:tab-stop style:position="0.582cm"/>
          <style:tab-stop style:position="1.852cm"/>
          <style:tab-stop style:position="3.122cm"/>
          <style:tab-stop style:position="4.392cm"/>
          <style:tab-stop style:position="5.662cm"/>
          <style:tab-stop style:position="6.932cm"/>
          <style:tab-stop style:position="8.202cm"/>
          <style:tab-stop style:position="9.472cm"/>
          <style:tab-stop style:position="10.742cm"/>
          <style:tab-stop style:position="12.012cm"/>
          <style:tab-stop style:position="13.282cm"/>
          <style:tab-stop style:position="14.552cm"/>
          <style:tab-stop style:position="15.822cm"/>
          <style:tab-stop style:position="17.092cm"/>
          <style:tab-stop style:position="18.362cm"/>
          <style:tab-stop style:position="19.632cm"/>
          <style:tab-stop style:position="20.902cm"/>
          <style:tab-stop style:position="22.172cm"/>
          <style:tab-stop style:position="23.442cm"/>
          <style:tab-stop style:position="24.712cm"/>
        </style:tab-stops>
      </style:paragraph-properties>
      <style:text-properties fo:color="#4c4c4c" style:text-line-through-style="none" style:text-position="0% 100%" fo:font-family="Verdana" style:font-family-generic="swiss" style:font-pitch="variable" fo:font-size="26pt" fo:font-style="normal" fo:text-shadow="none" style:text-underline-style="none" fo:font-weight="bold" style:font-family-asian="Arial" style:font-pitch-asian="variable" style:font-size-asian="26pt" style:font-style-asian="normal" style:font-weight-asian="bold" style:font-family-complex="Arial" style:font-pitch-complex="variable" style:font-size-complex="26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6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c4c4c" style:text-line-through-style="none" style:text-position="0% 100%" fo:font-family="Verdana" style:font-family-generic="swiss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6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c4c4c" style:text-line-through-style="none" style:text-position="0% 100%" fo:font-family="Verdana" style:font-family-generic="swiss" style:font-pitch="variable" fo:font-size="18pt" fo:font-style="normal" fo:text-shadow="none" style:text-underline-style="none" fo:font-weight="bold" style:font-family-asian="Arial" style:font-pitch-asian="variable" style:font-size-asian="18pt" style:font-style-asian="normal" style:font-weight-asian="bold" style:font-family-complex="Arial" style:font-pitch-complex="variable" style:font-size-complex="18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66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66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66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66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66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8000" fo:font-size="100%"/>
          </text:list-level-style-bullet>
        </text:list-style>
      </style:graphic-properties>
      <style:paragraph-properties fo:margin-left="0cm" fo:margin-right="0cm" fo:margin-top="0cm" fo:margin-bottom="0cm" fo:line-height="59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000" style:text-outline="false" style:text-line-through-style="none" style:text-position="0% 100%" fo:font-family="Arial" style:font-pitch="variable" fo:font-size="28pt" fo:font-style="italic" fo:text-shadow="none" style:text-underline-style="none" fo:font-weight="normal" style:font-family-asian="Arial" style:font-pitch-asian="variable" style:font-size-asian="28pt" style:font-style-asian="italic" style:font-weight-asian="normal" style:font-family-complex="Arial" style:font-pitch-complex="variable" style:font-size-complex="28pt" style:font-style-complex="italic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66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0066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66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66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</text:list-style>
      </style:graphic-properties>
      <style:paragraph-properties fo:margin-left="0cm" fo:margin-right="0cm" fo:margin-top="0.176cm" fo:margin-bottom="0.176cm" fo:line-height="66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66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image text:level="1" xlink:href="Pictures/100002000000000A0000000A9FEDF776.png" xlink:type="simple" xlink:show="embed" xlink:actuate="onLoad">
            <style:list-level-properties text:min-label-width="0.635cm" style:vertical-pos="middle" style:vertical-rel="line" fo:width="0.264cm" fo:height="0.264cm"/>
          </text:list-level-style-image>
          <text:list-level-style-image text:level="2" xlink:href="Pictures/100002000000000A0000000A9FEDF776.png" xlink:type="simple" xlink:show="embed" xlink:actuate="onLoad">
            <style:list-level-properties text:space-before="1.292cm" text:min-label-width="0.665cm" style:vertical-pos="middle" style:vertical-rel="line" fo:width="0.197cm" fo:height="0.197cm"/>
          </text:list-level-style-image>
          <text:list-level-style-image text:level="3" xlink:href="Pictures/100002000000000A0000000A9FEDF776.png" xlink:type="simple" xlink:show="embed" xlink:actuate="onLoad">
            <style:list-level-properties text:space-before="2.54cm" text:min-label-width="0.635cm" style:vertical-pos="middle" style:vertical-rel="line" fo:width="0.197cm" fo:height="0.197cm"/>
          </text:list-level-style-image>
          <text:list-level-style-image text:level="4" xlink:href="Pictures/100002000000000A0000000A9FEDF776.png" xlink:type="simple" xlink:show="embed" xlink:actuate="onLoad">
            <style:list-level-properties text:space-before="3.81cm" text:min-label-width="0.635cm" style:vertical-pos="middle" style:vertical-rel="line" fo:width="0.197cm" fo:height="0.197cm"/>
          </text:list-level-style-image>
          <text:list-level-style-image text:level="5" xlink:href="Pictures/100002000000000A0000000A9FEDF776.png" xlink:type="simple" xlink:show="embed" xlink:actuate="onLoad">
            <style:list-level-properties text:space-before="5.08cm" text:min-label-width="0.635cm" style:vertical-pos="middle" style:vertical-rel="line" fo:width="0.197cm" fo:height="0.197cm"/>
          </text:list-level-style-image>
          <text:list-level-style-image text:level="6" xlink:href="Pictures/100002000000000A0000000A9FEDF776.png" xlink:type="simple" xlink:show="embed" xlink:actuate="onLoad">
            <style:list-level-properties text:space-before="5.08cm" text:min-label-width="0.635cm" style:vertical-pos="middle" style:vertical-rel="line" fo:width="0.197cm" fo:height="0.197cm"/>
          </text:list-level-style-image>
          <text:list-level-style-image text:level="7" xlink:href="Pictures/100002000000000A0000000A9FEDF776.png" xlink:type="simple" xlink:show="embed" xlink:actuate="onLoad">
            <style:list-level-properties text:space-before="5.08cm" text:min-label-width="0.635cm" style:vertical-pos="middle" style:vertical-rel="line" fo:width="0.197cm" fo:height="0.197cm"/>
          </text:list-level-style-image>
          <text:list-level-style-image text:level="8" xlink:href="Pictures/100002000000000A0000000A9FEDF776.png" xlink:type="simple" xlink:show="embed" xlink:actuate="onLoad">
            <style:list-level-properties text:space-before="5.08cm" text:min-label-width="0.635cm" style:vertical-pos="middle" style:vertical-rel="line" fo:width="0.197cm" fo:height="0.197cm"/>
          </text:list-level-style-image>
        </text:list-style>
      </style:graphic-properties>
      <style:paragraph-properties fo:margin-left="0.635cm" fo:margin-right="0cm" fo:margin-top="0.176cm" fo:margin-bottom="0.176cm" fo:line-height="66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1.957cm" fo:margin-right="0cm" fo:margin-top="0.198cm" fo:margin-bottom="0.119cm" fo:line-height="66%" fo:text-align="start" text:enable-numbering="true" fo:text-indent="0cm" style:punctuation-wrap="hanging" style:line-break="strict" style:writing-mode="lr-tb">
        <style:tab-stops>
          <style:tab-stop style:position="0.582cm"/>
          <style:tab-stop style:position="1.852cm"/>
          <style:tab-stop style:position="3.122cm"/>
          <style:tab-stop style:position="4.392cm"/>
          <style:tab-stop style:position="5.662cm"/>
          <style:tab-stop style:position="6.932cm"/>
          <style:tab-stop style:position="8.202cm"/>
          <style:tab-stop style:position="9.472cm"/>
          <style:tab-stop style:position="10.742cm"/>
          <style:tab-stop style:position="12.012cm"/>
          <style:tab-stop style:position="13.282cm"/>
          <style:tab-stop style:position="14.552cm"/>
          <style:tab-stop style:position="15.822cm"/>
          <style:tab-stop style:position="17.092cm"/>
          <style:tab-stop style:position="18.362cm"/>
          <style:tab-stop style:position="19.632cm"/>
          <style:tab-stop style:position="20.902cm"/>
          <style:tab-stop style:position="22.172cm"/>
          <style:tab-stop style:position="23.442cm"/>
          <style:tab-stop style:position="24.712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66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66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66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66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66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66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66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33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1.514cm 0cm 1.189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51cm" fo:padding-bottom="0.051cm" fo:padding-left="0.051cm" fo:padding-right="0.051cm" fo:wrap-option="no-wrap" draw:shadow="hidden"/>
    </style:style>
    <style:style style:name="pr1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3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4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5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6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298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8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9" style:family="presentation" style:parent-style-name="Title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10" style:family="presentation" style:parent-style-name="Title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line-height="100%" fo:text-align="end" text:enable-numbering="false" fo:text-indent="0cm" style:punctuation-wrap="simple" style:line-break="normal"/>
    </style:style>
    <style:style style:name="P7" style:family="paragraph">
      <style:paragraph-properties fo:margin-left="0cm" fo:margin-right="0cm" fo:line-height="100%" fo:text-align="end" text:enable-numbering="false" fo:text-indent="0cm" style:punctuation-wrap="simple" style:line-break="normal"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line-height="100%" text:enable-numbering="false" fo:text-indent="0cm" style:line-break="strict"/>
    </style:style>
    <style:style style:name="P10" style:family="paragraph">
      <style:paragraph-properties fo:margin-left="0cm" fo:margin-right="0cm" fo:line-height="100%" text:enable-numbering="false" fo:text-indent="0cm" style:line-break="strict" style:writing-mode="lr-tb"/>
    </style:style>
    <style:style style:name="P11" style:family="paragraph">
      <style:paragraph-properties fo:margin-left="0cm" fo:margin-right="0cm" fo:line-height="100%" fo:text-align="end" text:enable-numbering="false" fo:text-indent="0cm" style:line-break="strict"/>
    </style:style>
    <style:style style:name="P12" style:family="paragraph">
      <style:paragraph-properties fo:margin-left="0cm" fo:margin-right="0cm" fo:line-height="100%" fo:text-align="end" text:enable-numbering="false" fo:text-indent="0cm" style:line-break="strict" style:writing-mode="lr-tb"/>
    </style:style>
    <style:style style:name="P13" style:family="paragraph">
      <style:paragraph-properties fo:margin-left="0.926cm" fo:margin-right="0cm" fo:margin-top="0.114cm" fo:margin-bottom="0cm" fo:line-height="98%" text:enable-numbering="false" fo:text-indent="-0.926cm" style:punctuation-wrap="hanging" style:line-break="strict"/>
    </style:style>
    <style:style style:name="T1" style:family="text">
      <style:text-properties fo:color="#ffffff" fo:font-size="10pt" fo:language="en" fo:country="GB" style:font-size-asian="10pt" style:font-size-complex="10pt"/>
    </style:style>
    <style:style style:name="T2" style:family="text">
      <style:text-properties fo:color="#ffffff" fo:font-size="10pt" fo:language="en" fo:country="GB" fo:font-weight="bold" style:font-size-asian="10pt" style:font-weight-asian="bold" style:font-size-complex="10pt" style:font-weight-complex="bold"/>
    </style:style>
    <style:style style:name="T3" style:family="text">
      <style:text-properties fo:color="#000000" fo:font-family="'Times New Roman'" style:font-family-generic="roman" style:font-pitch="variable" fo:font-size="13pt" fo:language="en" fo:country="GB" style:font-family-asian="'Lucida Sans Unicode'" style:font-pitch-asian="variable" style:font-size-asian="13pt" style:font-family-complex="'Lucida Sans Unicode'" style:font-pitch-complex="variable" style:font-size-complex="13pt"/>
    </style:style>
    <style:style style:name="T4" style:family="text">
      <style:text-properties fo:color="#ffffff" fo:font-size="13pt" fo:language="en" fo:country="GB" style:font-size-asian="13pt" style:font-size-complex="13pt"/>
    </style:style>
    <style:style style:name="T5" style:family="text">
      <style:text-properties fo:color="#ffffff" fo:font-family="'Times New Roman'" style:font-family-generic="roman" style:font-pitch="variable" fo:font-size="14pt" fo:language="en" fo:country="GB" style:font-family-asian="'Lucida Sans Unicode'" style:font-pitch-asian="variable" style:font-size-asian="14pt" style:font-family-complex="'Lucida Sans Unicode'" style:font-pitch-complex="variable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bullet text:level="1" text:bullet-char="•">
        <style:list-level-properties text:min-label-width="0.926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4cm" svg:height="4.8cm" svg:x="2.387cm" svg:y="3.733cm" draw:page-number="1"/>
      <draw:page-thumbnail draw:layer="backgroundobjects" svg:width="6.4cm" svg:height="4.8cm" svg:x="11.531cm" svg:y="3.733cm" draw:page-number="2"/>
      <draw:page-thumbnail draw:layer="backgroundobjects" svg:width="6.4cm" svg:height="4.8cm" svg:x="2.387cm" svg:y="10.934cm" draw:page-number="3"/>
      <draw:page-thumbnail draw:layer="backgroundobjects" svg:width="6.4cm" svg:height="4.8cm" svg:x="11.531cm" svg:y="10.934cm" draw:page-number="4"/>
      <draw:page-thumbnail draw:layer="backgroundobjects" svg:width="6.4cm" svg:height="4.8cm" svg:x="2.387cm" svg:y="18.135cm" draw:page-number="5"/>
      <draw:page-thumbnail draw:layer="backgroundobjects" svg:width="6.4cm" svg:height="4.8cm" svg:x="11.531cm" svg:y="18.135cm" draw:page-number="6"/>
      <draw:frame draw:style-name="gr1" draw:text-style-name="P1" draw:layer="backgroundobjects" svg:width="8.817cm" svg:height="1.332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817cm" svg:height="1.332cm" svg:x="11.502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817cm" svg:height="1.332cm" svg:x="0cm" svg:y="25.337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817cm" svg:height="1.332cm" svg:x="11.502cm" svg:y="25.337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draw:style-name="gr3" draw:text-style-name="P3" draw:layer="backgroundobjects" svg:width="4.701cm" svg:height="2.201cm" svg:x="20.699cm" svg:y="1.023cm">
        <draw:image xlink:href="Pictures/10000000000000900000009073E82154.jpg" xlink:type="simple" xlink:show="embed" xlink:actuate="onLoad">
          <text:p/>
        </draw:image>
      </draw:frame>
      <draw:frame presentation:style-name="Default-title" draw:layer="backgroundobjects" svg:width="20.223cm" svg:height="3.187cm" svg:x="0.634cm" svg:y="1.269cm" presentation:class="title" presentation:placeholder="true">
        <draw:text-box/>
      </draw:frame>
      <draw:frame presentation:style-name="Default-outline1" draw:layer="backgroundobjects" svg:width="21.576cm" svg:height="14.086cm" svg:x="1.901cm" svg:y="3.174cm" presentation:class="outline" presentation:placeholder="true">
        <draw:text-box/>
      </draw:frame>
      <draw:frame draw:style-name="gr4" draw:text-style-name="P3" draw:layer="backgroundobjects" svg:width="25.4cm" svg:height="1.124cm" svg:x="0cm" svg:y="17.926cm">
        <draw:image xlink:href="Pictures/1000000000000320000000326276EB0A.jpg" xlink:type="simple" xlink:show="embed" xlink:actuate="onLoad">
          <text:p/>
        </draw:image>
      </draw:frame>
      <draw:custom-shape draw:style-name="gr5" draw:text-style-name="P5" draw:layer="backgroundobjects" svg:width="18.274cm" svg:height="1.107cm" svg:x="0.428cm" svg:y="17.939cm">
        <text:p text:style-name="P4"><text:span text:style-name="T1">© DRAFT 2007 Scott Lewis, BEA Systems; Chris Aniszczyk, IBM ; Made available under the Eclipse Public License v 1.0</text:span></text:p>
        <draw:enhanced-geometry svg:viewBox="0 0 21600 21600" draw:type="rectangle" draw:enhanced-path="M 0 0 L 21600 0 21600 21600 0 21600 0 0 Z N"/>
      </draw:custom-shape>
      <draw:frame presentation:style-name="pr1" draw:text-style-name="P7" draw:layer="backgroundobjects" svg:width="5.9cm" svg:height="0.684cm" svg:x="19.2cm" svg:y="17.938cm" presentation:class="page-number">
        <draw:text-box>
          <text:p text:style-name="P6"><text:span text:style-name="T2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gr6" draw:text-style-name="P8" draw:layer="backgroundobjects" svg:width="20.32cm" svg:height="26.67cm" svg:x="0cm" svg:y="0cm">
          <text:p/>
        </draw:rect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10" draw:layer="backgroundobjects" svg:width="8.78cm" svg:height="1.333cm" svg:x="0cm" svg:y="0cm" presentation:class="header">
          <draw:text-box>
            <text:p text:style-name="P9"><text:span text:style-name="T3"><presentation:header/></text:span></text:p>
          </draw:text-box>
        </draw:frame>
        <draw:frame presentation:style-name="pr3" draw:text-style-name="P12" draw:layer="backgroundobjects" svg:width="8.78cm" svg:height="1.333cm" svg:x="11.509cm" svg:y="0cm" presentation:class="date-time">
          <draw:text-box>
            <text:p text:style-name="P11"><text:span text:style-name="T3"><presentation:date-time/></text:span></text:p>
          </draw:text-box>
        </draw:frame>
        <draw:page-thumbnail presentation:style-name="Default-title" draw:layer="backgroundobjects" svg:width="13.308cm" svg:height="9.985cm" svg:x="3.493cm" svg:y="2.002cm" presentation:class="page"/>
        <draw:frame presentation:style-name="Default-notes" draw:layer="backgroundobjects" svg:width="16.228cm" svg:height="11.996cm" svg:x="2.033cm" svg:y="12.668cm" presentation:class="notes" presentation:placeholder="true">
          <draw:text-box/>
        </draw:frame>
        <draw:frame presentation:style-name="pr4" draw:text-style-name="P10" draw:layer="backgroundobjects" svg:width="8.78cm" svg:height="1.333cm" svg:x="0cm" svg:y="25.333cm" presentation:class="footer">
          <draw:text-box>
            <text:p text:style-name="P9"><text:span text:style-name="T3"><presentation:footer/></text:span></text:p>
          </draw:text-box>
        </draw:frame>
        <draw:frame presentation:style-name="pr5" draw:text-style-name="P12" draw:layer="backgroundobjects" svg:width="8.78cm" svg:height="1.333cm" svg:x="11.509cm" svg:y="25.333cm" presentation:class="page-number">
          <draw:text-box>
            <text:p text:style-name="P11"><text:span text:style-name="T3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4" draw:text-style-name="P3" draw:layer="backgroundobjects" svg:width="9.9cm" svg:height="9.9cm" svg:x="0cm" svg:y="0cm">
        <draw:image xlink:href="Pictures/100000000000016800000168D551DBCE.jpg" xlink:type="simple" xlink:show="embed" xlink:actuate="onLoad">
          <text:p/>
        </draw:image>
      </draw:frame>
      <draw:frame presentation:style-name="Title1-title" draw:layer="backgroundobjects" svg:width="22.071cm" svg:height="4.085cm" svg:x="1.097cm" svg:y="7.042cm" presentation:class="title" presentation:placeholder="true">
        <draw:text-box/>
      </draw:frame>
      <draw:custom-shape draw:style-name="gr5" draw:text-style-name="P5" draw:layer="backgroundobjects" svg:width="4.304cm" svg:height="0.684cm" svg:x="20.346cm" svg:y="18.053cm">
        <text:p text:style-name="P6"><text:span text:style-name="T1">© 2002 IBM Corporation</text:span></text:p>
        <draw:enhanced-geometry svg:viewBox="0 0 21600 21600" draw:type="rectangle" draw:enhanced-path="M 0 0 L 21600 0 21600 21600 0 21600 0 0 Z N"/>
      </draw:custom-shape>
      <draw:custom-shape draw:style-name="gr8" draw:text-style-name="P5" draw:layer="backgroundobjects" svg:width="11.43cm" svg:height="0.851cm" svg:x="5.622cm" svg:y="17.295cm">
        <text:p text:style-name="P13"><text:span text:style-name="T4">Confidential <text:s/>| <text:s/>Date <text:s/>| <text:s/>Other Information, if necessary</text:span></text:p>
        <draw:enhanced-geometry svg:viewBox="0 0 21600 21600" draw:type="rectangle" draw:enhanced-path="M 0 0 L 21600 0 21600 21600 0 21600 0 0 Z N"/>
      </draw:custom-shape>
      <draw:frame draw:style-name="gr4" draw:text-style-name="P3" draw:layer="backgroundobjects" svg:width="25.4cm" svg:height="2.522cm" svg:x="0cm" svg:y="16.528cm">
        <draw:image xlink:href="Pictures/100000000000032000000087F003428E.jpg" xlink:type="simple" xlink:show="embed" xlink:actuate="onLoad">
          <text:p/>
        </draw:image>
      </draw:frame>
      <draw:frame presentation:style-name="pr6" draw:text-style-name="P10" draw:layer="backgroundobjects" svg:width="5.9cm" svg:height="1.297cm" svg:x="19.121cm" svg:y="0.706cm" presentation:class="page-number">
        <draw:text-box>
          <text:p text:style-name="P9"><text:span text:style-name="T5"><text:page-number>&lt;number&gt;</text:page-number></text:span></text:p>
        </draw:text-box>
      </draw:frame>
      <draw:custom-shape draw:style-name="gr5" draw:text-style-name="P5" draw:layer="backgroundobjects" svg:width="17.375cm" svg:height="0.811cm" svg:x="0.123cm" svg:y="17.463cm">
        <text:p text:style-name="P4"><text:span text:style-name="T4">July 31, 2007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34cm" svg:height="12.569cm" svg:x="1.27cm" svg:y="4.458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6" draw:text-style-name="P8" draw:layer="backgroundobjects" svg:width="20.32cm" svg:height="26.67cm" svg:x="0cm" svg:y="0cm">
          <text:p/>
        </draw:rect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10" draw:layer="backgroundobjects" svg:width="8.78cm" svg:height="1.333cm" svg:x="0cm" svg:y="0cm" presentation:class="header">
          <draw:text-box>
            <text:p text:style-name="P9"><text:span text:style-name="T3"><presentation:header/></text:span></text:p>
          </draw:text-box>
        </draw:frame>
        <draw:frame presentation:style-name="pr8" draw:text-style-name="P12" draw:layer="backgroundobjects" svg:width="8.78cm" svg:height="1.333cm" svg:x="11.509cm" svg:y="0cm" presentation:class="date-time">
          <draw:text-box>
            <text:p text:style-name="P11"><text:span text:style-name="T3"><presentation:date-time/></text:span></text:p>
          </draw:text-box>
        </draw:frame>
        <draw:page-thumbnail presentation:style-name="Title1-title" draw:layer="backgroundobjects" svg:width="13.308cm" svg:height="9.985cm" svg:x="3.493cm" svg:y="2.002cm" presentation:class="page"/>
        <draw:frame presentation:style-name="Title1-notes" draw:layer="backgroundobjects" svg:width="16.228cm" svg:height="11.996cm" svg:x="2.033cm" svg:y="12.668cm" presentation:class="notes" presentation:placeholder="true">
          <draw:text-box/>
        </draw:frame>
        <draw:frame presentation:style-name="pr9" draw:text-style-name="P10" draw:layer="backgroundobjects" svg:width="8.78cm" svg:height="1.333cm" svg:x="0cm" svg:y="25.333cm" presentation:class="footer">
          <draw:text-box>
            <text:p text:style-name="P9"><text:span text:style-name="T3"><presentation:footer/></text:span></text:p>
          </draw:text-box>
        </draw:frame>
        <draw:frame presentation:style-name="pr10" draw:text-style-name="P12" draw:layer="backgroundobjects" svg:width="8.78cm" svg:height="1.333cm" svg:x="11.509cm" svg:y="25.333cm" presentation:class="page-number">
          <draw:text-box>
            <text:p text:style-name="P11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dc:title>RCP Applications</dc:title>
    <meta:print-date>2007-07-28T17:37:39</meta:print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128"/>
  </office:meta>
</office:document-meta>
</file>